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056in" style:rel-column-width="3320*"/>
    </style:style>
    <style:style style:name="Table1.B" style:family="table-column">
      <style:table-column-properties style:column-width="0.8701in" style:rel-column-width="1253*"/>
    </style:style>
    <style:style style:name="Table1.C" style:family="table-column">
      <style:table-column-properties style:column-width="0.9299in" style:rel-column-width="1339*"/>
    </style:style>
    <style:style style:name="Table1.D" style:family="table-column">
      <style:table-column-properties style:column-width="0.6799in" style:rel-column-width="979*"/>
    </style:style>
    <style:style style:name="Table1.E" style:family="table-column">
      <style:table-column-properties style:column-width="1in" style:rel-column-width="1440*"/>
    </style:style>
    <style:style style:name="Table1.F" style:family="table-column">
      <style:table-column-properties style:column-width="0.4299in" style:rel-column-width="619*"/>
    </style:style>
    <style:style style:name="Table1.G" style:family="table-column">
      <style:table-column-properties style:column-width="0.7097in" style:rel-column-width="102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G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66936"/>
    </style:style>
    <style:style style:name="P2" style:family="paragraph" style:parent-style-name="Standard">
      <style:text-properties style:font-name="Bahnschrift" officeooo:rsid="00066936" officeooo:paragraph-rsid="00066936"/>
    </style:style>
    <style:style style:name="P3" style:family="paragraph" style:parent-style-name="Standard">
      <style:paragraph-properties fo:text-align="end" style:justify-single-word="false"/>
      <style:text-properties style:font-name="Bahnschrift" officeooo:rsid="00066936" officeooo:paragraph-rsid="00066936"/>
    </style:style>
    <style:style style:name="P4" style:family="paragraph" style:parent-style-name="Standard">
      <style:paragraph-properties fo:text-align="end" style:justify-single-word="false" fo:break-before="column"/>
      <style:text-properties style:font-name="Bahnschrift" officeooo:rsid="00066936" officeooo:paragraph-rsid="00066936"/>
    </style:style>
    <style:style style:name="P5" style:family="paragraph" style:parent-style-name="Standard">
      <style:paragraph-properties fo:text-align="end" style:justify-single-word="false"/>
      <style:text-properties style:font-name="Bahnschrift" officeooo:rsid="00066936" officeooo:paragraph-rsid="00211e5c"/>
    </style:style>
    <style:style style:name="P6" style:family="paragraph" style:parent-style-name="Standard">
      <style:paragraph-properties fo:margin-top="0in" fo:margin-bottom="0in" style:contextual-spacing="false" fo:line-height="115%"/>
      <style:text-properties style:font-name="Bahnschrift" officeooo:rsid="00066936" officeooo:paragraph-rsid="00066936"/>
    </style:style>
    <style:style style:name="P7" style:family="paragraph" style:parent-style-name="Standard">
      <style:text-properties style:font-name="Bahnschrift" officeooo:rsid="00066936" officeooo:paragraph-rsid="00201e14"/>
    </style:style>
    <style:style style:name="P8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c58d8" officeooo:paragraph-rsid="001c58d8"/>
    </style:style>
    <style:style style:name="P9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fo:font-size="16pt" officeooo:rsid="001c58d8" officeooo:paragraph-rsid="001c58d8" style:font-size-asian="16pt" style:font-size-complex="16pt" loext:padding="0.0201in" loext:border="0.06pt solid #000000"/>
    </style:style>
    <style:style style:name="P10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da24e" officeooo:paragraph-rsid="001da24e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bffb"/>
    </style:style>
    <style:style style:name="T2" style:family="text">
      <style:text-properties officeooo:rsid="000cc84c"/>
    </style:style>
    <style:style style:name="T3" style:family="text">
      <style:text-properties officeooo:rsid="000fce6a"/>
    </style:style>
    <style:style style:name="T4" style:family="text">
      <style:text-properties style:font-name="Bahnschrift" officeooo:rsid="00066936"/>
    </style:style>
    <style:style style:name="T5" style:family="text">
      <style:text-properties style:font-name="Bahnschrift" officeooo:rsid="001a7091"/>
    </style:style>
    <style:style style:name="T6" style:family="text">
      <style:text-properties style:font-name="Bahnschrift" officeooo:rsid="001a925b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66936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fce6a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officeooo:rsid="001de4c1"/>
    </style:style>
    <style:style style:name="T12" style:family="text">
      <style:text-properties officeooo:rsid="001ed9f3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{d.client.name}</text:p>
        <text:p text:style-name="P2">{d.client.phone}</text:p>
        <text:p text:style-name="P1"><text:span text:style-name="T4">{d.client.address1</text:span><text:span text:style-name="T6">}</text:span><text:span text:style-name="T4"> </text:span><text:span text:style-name="T6">{</text:span><text:span text:style-name="T5">d.client.address2</text:span><text:span text:style-name="T4">}</text:span></text:p>
        <text:p text:style-name="P7">{d.client.city}, {d.client.<text:span text:style-name="T1">state</text:span>}</text:p>
        <text:p text:style-name="P7">{d.client.zip}</text:p>
        <text:p text:style-name="P4">Esteban Carreras</text:p>
        <text:p text:style-name="P3">915 Calle Amanecer</text:p>
        <text:p text:style-name="P5">San Clemente, CA</text:p>
        <text:p text:style-name="P5">92673</text:p>
        <text:p text:style-name="P3">{d.salesman.name}</text:p>
      </text:section>
      <text:p text:style-name="P2"/>
      <text:p text:style-name="P2">Cigars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Blend</text:p>
          </table:table-cell>
          <table:table-cell table:style-name="Table1.A1" office:value-type="string">
            <text:p text:style-name="P12">Size Name</text:p>
          </table:table-cell>
          <table:table-cell table:style-name="Table1.A1" office:value-type="string">
            <text:p text:style-name="P12">Size</text:p>
          </table:table-cell>
          <table:table-cell table:style-name="Table1.A1" office:value-type="string">
            <text:p text:style-name="P12">Box Price</text:p>
          </table:table-cell>
          <table:table-cell table:style-name="Table1.A1" office:value-type="string">
            <text:p text:style-name="P12">Qty</text:p>
          </table:table-cell>
          <table:table-cell table:style-name="Table1.A1" office:value-type="string">
            <text:p text:style-name="P12">Discount %</text:p>
          </table:table-cell>
        </table:table-row>
        <table:table-row table:style-name="Table1.2">
          <table:table-cell table:style-name="Table1.A2" office:value-type="string">
            <text:p text:style-name="P11">{d.cigarData[i].brandAndName}</text:p>
          </table:table-cell>
          <table:table-cell table:style-name="Table1.B2" office:value-type="string">
            <text:p text:style-name="P11">{d.cigarData[i].blend}</text:p>
          </table:table-cell>
          <table:table-cell table:style-name="Table1.C2" office:value-type="string">
            <text:p text:style-name="P11">{d.cigarData[i].sizeName}</text:p>
          </table:table-cell>
          <table:table-cell table:style-name="Table1.D2" office:value-type="string">
            <text:p text:style-name="P11">{d.cigarData[i].size}</text:p>
          </table:table-cell>
          <table:table-cell table:style-name="Table1.E2" office:value-type="string">
            <text:p text:style-name="P13"><text:span text:style-name="T2">$</text:span>{d.cigarData[i].priceBox:<text:span text:style-name="T3">formatN(2)</text:span>}</text:p>
          </table:table-cell>
          <table:table-cell table:style-name="Table1.F2" office:value-type="string">
            <text:p text:style-name="P13">{d.cigarData[i].qty}</text:p>
          </table:table-cell>
          <table:table-cell table:style-name="Table1.G2" office:value-type="string">
            <text:p text:style-name="P13">{d.cigarData[i].discount}</text:p>
          </table:table-cell>
        </table:table-row>
        <table:table-row table:style-name="Table1.1">
          <table:table-cell table:style-name="Table1.A3" office:value-type="string">
            <text:p text:style-name="P11">{d.cigarData[i+1].brandAndName}</text:p>
          </table:table-cell>
          <table:table-cell table:style-name="Table1.B3" office:value-type="string">
            <text:p text:style-name="P11">{d.cigarData[i+1].blend}</text:p>
          </table:table-cell>
          <table:table-cell table:style-name="Table1.C3" office:value-type="string">
            <text:p text:style-name="P11">{d.cigarData[i+1].sizeName}</text:p>
          </table:table-cell>
          <table:table-cell table:style-name="Table1.D3" office:value-type="string">
            <text:p text:style-name="P11">{d.cigarData[i+1].size}</text:p>
          </table:table-cell>
          <table:table-cell table:style-name="Table1.E3" office:value-type="string">
            <text:p text:style-name="P13"><text:span text:style-name="T2">$</text:span>{d.cigarData[i+1].priceBox:<text:span text:style-name="T3">formatN(2)</text:span>}</text:p>
          </table:table-cell>
          <table:table-cell table:style-name="Table1.F3" office:value-type="string">
            <text:p text:style-name="P13">{d.cigarData[i+1].qty}</text:p>
          </table:table-cell>
          <table:table-cell table:style-name="Table1.G3" office:value-type="string">
            <text:p text:style-name="P13">{d.cigarData[i+1].discount}</text:p>
          </table:table-cell>
        </table:table-row>
      </table:table>
      <text:p text:style-name="P6"/>
      <text:p text:style-name="P8">Subtotal: ${d.cigars.subtotal<text:span text:style-name="T7">:</text:span><text:span text:style-name="T8">formatN(2)</text:span>}</text:p>
      <text:p text:style-name="P8">Tax: ${d.cigars.tax<text:span text:style-name="T7">:</text:span><text:span text:style-name="T8">formatN(2)</text:span>}</text:p>
      <text:p text:style-name="P10">Discount: ${d.cigars.<text:span text:style-name="T12">discount:formatN(2)</text:span>}</text:p>
      <text:p text:style-name="P9">Total: ${d.cigars.total<text:span text:style-name="T9">:</text:span><text:span text:style-name="T10">formatN(2)</text:span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9:33.502000000</meta:creation-date>
    <dc:date>2023-12-13T09:05:00.080000000</dc:date>
    <meta:editing-duration>PT20H15M13S</meta:editing-duration>
    <meta:editing-cycles>27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36" meta:word-count="50" meta:character-count="759" meta:non-whitespace-character-count="745"/>
  </office:meta>
</office:document-meta>
</file>